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3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4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5" style:family="paragraph" style:parent-style-name="Standard">
      <style:text-properties officeooo:rsid="0021a392" officeooo:paragraph-rsid="00234528"/>
    </style:style>
    <style:style style:name="P6" style:family="paragraph" style:parent-style-name="Standard">
      <style:text-properties officeooo:rsid="00234528" officeooo:paragraph-rsid="00234528"/>
    </style:style>
    <style:style style:name="P7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8" style:family="paragraph" style:parent-style-name="Standard">
      <style:text-properties officeooo:paragraph-rsid="0029c347"/>
    </style:style>
    <style:style style:name="P9" style:family="paragraph" style:parent-style-name="Standard" style:list-style-name="L1">
      <style:text-properties officeooo:rsid="00209c57" officeooo:paragraph-rsid="00259b98"/>
    </style:style>
    <style:style style:name="P10" style:family="paragraph" style:parent-style-name="Standard" style:list-style-name="L1">
      <style:text-properties officeooo:rsid="00209c57" officeooo:paragraph-rsid="00209c57"/>
    </style:style>
    <style:style style:name="P11" style:family="paragraph" style:parent-style-name="Standard">
      <style:text-properties officeooo:rsid="00209c57" officeooo:paragraph-rsid="00700234"/>
    </style:style>
    <style:style style:name="P12" style:family="paragraph" style:parent-style-name="Standard" style:list-style-name="L1">
      <style:text-properties officeooo:rsid="00234528" officeooo:paragraph-rsid="00259b98"/>
    </style:style>
    <style:style style:name="P13" style:family="paragraph" style:parent-style-name="Standard" style:list-style-name="L1">
      <style:text-properties officeooo:rsid="00234528" officeooo:paragraph-rsid="00234528"/>
    </style:style>
    <style:style style:name="P14" style:family="paragraph" style:parent-style-name="Standard">
      <style:text-properties officeooo:rsid="00234528" officeooo:paragraph-rsid="0029c347"/>
    </style:style>
    <style:style style:name="P15" style:family="paragraph" style:parent-style-name="Standard">
      <style:text-properties officeooo:rsid="00234528" officeooo:paragraph-rsid="0056558f"/>
    </style:style>
    <style:style style:name="P16" style:family="paragraph" style:parent-style-name="Standard" style:list-style-name="L1">
      <style:text-properties officeooo:rsid="0026d6b9" officeooo:paragraph-rsid="0026d6b9"/>
    </style:style>
    <style:style style:name="P17" style:family="paragraph" style:parent-style-name="Standard" style:list-style-name="L1">
      <style:text-properties officeooo:rsid="0021a392" officeooo:paragraph-rsid="00234528"/>
    </style:style>
    <style:style style:name="P18" style:family="paragraph" style:parent-style-name="Standard" style:list-style-name="L1">
      <style:text-properties officeooo:rsid="002509bb" officeooo:paragraph-rsid="002509bb"/>
    </style:style>
    <style:style style:name="P19" style:family="paragraph" style:parent-style-name="Standard" style:list-style-name="L1">
      <style:text-properties fo:font-weight="bold" officeooo:rsid="002509bb" officeooo:paragraph-rsid="0028e5fc" style:font-weight-asian="bold" style:font-weight-complex="bold"/>
    </style:style>
    <style:style style:name="P20" style:family="paragraph" style:parent-style-name="Standard" style:list-style-name="L1">
      <style:text-properties fo:font-weight="bold" officeooo:rsid="002509bb" officeooo:paragraph-rsid="002509bb" style:font-weight-asian="bold" style:font-weight-complex="bold"/>
    </style:style>
    <style:style style:name="P21" style:family="paragraph" style:parent-style-name="Standard" style:list-style-name="L2">
      <style:text-properties fo:font-weight="bold" officeooo:rsid="00477d77" officeooo:paragraph-rsid="00477d77" style:font-weight-asian="bold" style:font-weight-complex="bold"/>
    </style:style>
    <style:style style:name="P22" style:family="paragraph" style:parent-style-name="Standard" style:list-style-name="L2">
      <style:text-properties fo:font-weight="bold" officeooo:rsid="00477d77" officeooo:paragraph-rsid="004923f0" style:font-weight-asian="bold" style:font-weight-complex="bold"/>
    </style:style>
    <style:style style:name="P23" style:family="paragraph" style:parent-style-name="Standard" style:list-style-name="L2">
      <style:text-properties fo:font-weight="bold" officeooo:rsid="00477d77" officeooo:paragraph-rsid="004d6524" style:font-weight-asian="bold" style:font-weight-complex="bold"/>
    </style:style>
    <style:style style:name="P24" style:family="paragraph" style:parent-style-name="Standard" style:list-style-name="L2">
      <style:text-properties fo:font-weight="bold" officeooo:rsid="00477d77" officeooo:paragraph-rsid="006b2330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540652" officeooo:paragraph-rsid="00540652" style:font-weight-asian="bold" style:font-weight-complex="bold"/>
    </style:style>
    <style:style style:name="P26" style:family="paragraph" style:parent-style-name="Standard">
      <style:text-properties fo:font-weight="bold" officeooo:rsid="0056558f" officeooo:paragraph-rsid="0056558f" style:font-weight-asian="bold" style:font-weight-complex="bold"/>
    </style:style>
    <style:style style:name="P27" style:family="paragraph" style:parent-style-name="Standard">
      <style:text-properties fo:font-weight="bold" officeooo:rsid="0056558f" officeooo:paragraph-rsid="005939e8" style:font-weight-asian="bold" style:font-weight-complex="bold"/>
    </style:style>
    <style:style style:name="P28" style:family="paragraph" style:parent-style-name="Standard">
      <style:text-properties fo:font-weight="bold" officeooo:rsid="0056558f" officeooo:paragraph-rsid="005ecec7" style:font-weight-asian="bold" style:font-weight-complex="bold"/>
    </style:style>
    <style:style style:name="P29" style:family="paragraph" style:parent-style-name="Standard">
      <style:text-properties fo:font-weight="bold" officeooo:rsid="005939e8" officeooo:paragraph-rsid="005939e8" style:font-weight-asian="bold" style:font-weight-complex="bold"/>
    </style:style>
    <style:style style:name="P30" style:family="paragraph" style:parent-style-name="Standard">
      <style:text-properties fo:font-weight="bold" officeooo:rsid="005ecec7" officeooo:paragraph-rsid="005ecec7" style:font-weight-asian="bold" style:font-weight-complex="bold"/>
    </style:style>
    <style:style style:name="P31" style:family="paragraph" style:parent-style-name="Standard">
      <style:text-properties fo:font-weight="bold" officeooo:rsid="00284ffc" officeooo:paragraph-rsid="0029c347" style:font-weight-asian="bold" style:font-weight-complex="bold"/>
    </style:style>
    <style:style style:name="P32" style:family="paragraph" style:parent-style-name="Standard" style:list-style-name="L2">
      <style:text-properties fo:font-weight="bold" officeooo:rsid="006c3072" officeooo:paragraph-rsid="006c3072" style:font-weight-asian="bold" style:font-weight-complex="bold"/>
    </style:style>
    <style:style style:name="P33" style:family="paragraph" style:parent-style-name="Standard" style:list-style-name="L2">
      <style:text-properties fo:font-weight="bold" officeooo:rsid="006c3072" officeooo:paragraph-rsid="006e3837" style:font-weight-asian="bold" style:font-weight-complex="bold"/>
    </style:style>
    <style:style style:name="P34" style:family="paragraph" style:parent-style-name="Standard" style:list-style-name="L2">
      <style:text-properties fo:font-weight="bold" officeooo:rsid="006c3072" officeooo:paragraph-rsid="00732b3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6f8343" officeooo:paragraph-rsid="006f834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21a392" officeooo:paragraph-rsid="00700234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700234" officeooo:paragraph-rsid="00700234" style:font-weight-asian="bold" style:font-weight-complex="bold"/>
    </style:style>
    <style:style style:name="P38" style:family="paragraph" style:parent-style-name="Standard" style:list-style-name="L2">
      <style:text-properties officeooo:paragraph-rsid="00315a62"/>
    </style:style>
    <style:style style:name="P39" style:family="paragraph" style:parent-style-name="Standard" style:list-style-name="L2">
      <style:text-properties officeooo:paragraph-rsid="00477d77"/>
    </style:style>
    <style:style style:name="P40" style:family="paragraph" style:parent-style-name="Standard" style:list-style-name="L2">
      <style:text-properties fo:font-weight="normal" officeooo:rsid="002ea98e" officeooo:paragraph-rsid="002ea98e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2ea98e" officeooo:paragraph-rsid="0063943a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21a392" officeooo:paragraph-rsid="00284ffc" style:font-weight-asian="normal" style:font-weight-complex="normal"/>
    </style:style>
    <style:style style:name="P43" style:family="paragraph" style:parent-style-name="Standard" style:list-style-name="L2">
      <style:text-properties fo:font-weight="normal" officeooo:rsid="0021a392" officeooo:paragraph-rsid="0036b423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21a392" officeooo:paragraph-rsid="00385cf2" style:font-weight-asian="normal" style:font-weight-complex="normal"/>
    </style:style>
    <style:style style:name="P45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337493" officeooo:paragraph-rsid="00350d3f" style:font-weight-asian="normal" style:font-weight-complex="normal"/>
    </style:style>
    <style:style style:name="P47" style:family="paragraph" style:parent-style-name="Standard" style:list-style-name="L2">
      <style:text-properties fo:font-weight="normal" officeooo:rsid="003c93c7" officeooo:paragraph-rsid="003c93c7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3c93c7" officeooo:paragraph-rsid="0045ed69" style:font-weight-asian="normal" style:font-weight-complex="normal"/>
    </style:style>
    <style:style style:name="P49" style:family="paragraph" style:parent-style-name="Standard">
      <style:text-properties fo:font-weight="normal" officeooo:rsid="0056558f" officeooo:paragraph-rsid="0056558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700234" officeooo:paragraph-rsid="00700234" style:font-weight-asian="normal" style:font-weight-complex="normal"/>
    </style:style>
    <style:style style:name="P51" style:family="paragraph" style:parent-style-name="Standard" style:list-style-name="L2">
      <style:text-properties fo:font-weight="normal" officeooo:rsid="007387ce" officeooo:paragraph-rsid="007387ce" style:font-weight-asian="normal" style:font-weight-complex="normal"/>
    </style:style>
    <style:style style:name="P52" style:family="paragraph" style:parent-style-name="Standard">
      <style:text-properties style:text-line-through-style="solid" style:text-line-through-type="single" fo:font-weight="bold" officeooo:rsid="0056558f" officeooo:paragraph-rsid="005709fb" style:font-weight-asian="bold" style:font-weight-complex="bold"/>
    </style:style>
    <style:style style:name="T1" style:family="text">
      <style:text-properties officeooo:rsid="00234528"/>
    </style:style>
    <style:style style:name="T2" style:family="text">
      <style:text-properties officeooo:rsid="002509bb"/>
    </style:style>
    <style:style style:name="T3" style:family="text">
      <style:text-properties officeooo:rsid="00281572"/>
    </style:style>
    <style:style style:name="T4" style:family="text">
      <style:text-properties officeooo:rsid="00284f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fo:font-weight="bold" officeooo:rsid="0036b423" style:font-weight-asian="bold" style:font-weight-complex="bold"/>
    </style:style>
    <style:style style:name="T10" style:family="text">
      <style:text-properties fo:font-weight="bold" officeooo:rsid="00365896" style:font-weight-asian="bold" style:font-weight-complex="bold"/>
    </style:style>
    <style:style style:name="T11" style:family="text">
      <style:text-properties fo:font-weight="bold" officeooo:rsid="003ffd3f" style:font-weight-asian="bold" style:font-weight-complex="bold"/>
    </style:style>
    <style:style style:name="T12" style:family="text">
      <style:text-properties fo:font-weight="bold" officeooo:rsid="0040356b" style:font-weight-asian="bold" style:font-weight-complex="bold"/>
    </style:style>
    <style:style style:name="T13" style:family="text">
      <style:text-properties fo:font-weight="bold" officeooo:rsid="0042348f" style:font-weight-asian="bold" style:font-weight-complex="bold"/>
    </style:style>
    <style:style style:name="T14" style:family="text">
      <style:text-properties fo:font-weight="bold" officeooo:rsid="0045ed69" style:font-weight-asian="bold" style:font-weight-complex="bold"/>
    </style:style>
    <style:style style:name="T15" style:family="text">
      <style:text-properties fo:font-weight="bold" officeooo:rsid="005247a9" style:font-weight-asian="bold" style:font-weight-complex="bold"/>
    </style:style>
    <style:style style:name="T16" style:family="text">
      <style:text-properties fo:font-weight="bold" officeooo:rsid="0063943a" style:font-weight-asian="bold" style:font-weight-complex="bold"/>
    </style:style>
    <style:style style:name="T17" style:family="text">
      <style:text-properties fo:font-weight="bold" officeooo:rsid="0066067e" style:font-weight-asian="bold" style:font-weight-complex="bold"/>
    </style:style>
    <style:style style:name="T18" style:family="text">
      <style:text-properties fo:font-weight="bold" officeooo:rsid="00732b37" style:font-weight-asian="bold" style:font-weight-complex="bold"/>
    </style:style>
    <style:style style:name="T19" style:family="text">
      <style:text-properties officeooo:rsid="003143b5"/>
    </style:style>
    <style:style style:name="T20" style:family="text">
      <style:text-properties officeooo:rsid="00350d3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65896" style:font-weight-asian="normal" style:font-weight-complex="normal"/>
    </style:style>
    <style:style style:name="T23" style:family="text">
      <style:text-properties fo:font-weight="normal" officeooo:rsid="00315a62" style:font-weight-asian="normal" style:font-weight-complex="normal"/>
    </style:style>
    <style:style style:name="T24" style:family="text">
      <style:text-properties fo:font-weight="normal" officeooo:rsid="004923f0" style:font-weight-asian="normal" style:font-weight-complex="normal"/>
    </style:style>
    <style:style style:name="T25" style:family="text">
      <style:text-properties fo:font-weight="normal" officeooo:rsid="004a889a" style:font-weight-asian="normal" style:font-weight-complex="normal"/>
    </style:style>
    <style:style style:name="T26" style:family="text">
      <style:text-properties fo:font-weight="normal" officeooo:rsid="004d6524" style:font-weight-asian="normal" style:font-weight-complex="normal"/>
    </style:style>
    <style:style style:name="T27" style:family="text">
      <style:text-properties fo:font-weight="normal" officeooo:rsid="004e80eb" style:font-weight-asian="normal" style:font-weight-complex="normal"/>
    </style:style>
    <style:style style:name="T28" style:family="text">
      <style:text-properties fo:font-weight="normal" officeooo:rsid="005247a9" style:font-weight-asian="normal" style:font-weight-complex="normal"/>
    </style:style>
    <style:style style:name="T29" style:family="text">
      <style:text-properties fo:font-weight="normal" officeooo:rsid="00477d77" style:font-weight-asian="normal" style:font-weight-complex="normal"/>
    </style:style>
    <style:style style:name="T30" style:family="text">
      <style:text-properties fo:font-weight="normal" officeooo:rsid="005939e8" style:font-weight-asian="normal" style:font-weight-complex="normal"/>
    </style:style>
    <style:style style:name="T31" style:family="text">
      <style:text-properties fo:font-weight="normal" officeooo:rsid="0068586b" style:font-weight-asian="normal" style:font-weight-complex="normal"/>
    </style:style>
    <style:style style:name="T32" style:family="text">
      <style:text-properties fo:font-weight="normal" officeooo:rsid="00693d0c" style:font-weight-asian="normal" style:font-weight-complex="normal"/>
    </style:style>
    <style:style style:name="T33" style:family="text">
      <style:text-properties fo:font-weight="normal" officeooo:rsid="006b2330" style:font-weight-asian="normal" style:font-weight-complex="normal"/>
    </style:style>
    <style:style style:name="T34" style:family="text">
      <style:text-properties fo:font-weight="normal" officeooo:rsid="006ca44f" style:font-weight-asian="normal" style:font-weight-complex="normal"/>
    </style:style>
    <style:style style:name="T35" style:family="text">
      <style:text-properties fo:font-weight="normal" officeooo:rsid="006cafe7" style:font-weight-asian="normal" style:font-weight-complex="normal"/>
    </style:style>
    <style:style style:name="T36" style:family="text">
      <style:text-properties fo:font-weight="normal" officeooo:rsid="006e3837" style:font-weight-asian="normal" style:font-weight-complex="normal"/>
    </style:style>
    <style:style style:name="T37" style:family="text">
      <style:text-properties fo:font-weight="normal" officeooo:rsid="00732b37" style:font-weight-asian="normal" style:font-weight-complex="normal"/>
    </style:style>
    <style:style style:name="T38" style:family="text">
      <style:text-properties officeooo:rsid="00365896"/>
    </style:style>
    <style:style style:name="T39" style:family="text">
      <style:text-properties officeooo:rsid="003660c4"/>
    </style:style>
    <style:style style:name="T40" style:family="text">
      <style:text-properties officeooo:rsid="0036b423"/>
    </style:style>
    <style:style style:name="T41" style:family="text">
      <style:text-properties officeooo:rsid="003ffd3f"/>
    </style:style>
    <style:style style:name="T42" style:family="text">
      <style:text-properties officeooo:rsid="0040356b"/>
    </style:style>
    <style:style style:name="T43" style:family="text">
      <style:text-properties officeooo:rsid="0040f7d6"/>
    </style:style>
    <style:style style:name="T44" style:family="text">
      <style:text-properties officeooo:rsid="0042348f"/>
    </style:style>
    <style:style style:name="T45" style:family="text">
      <style:text-properties officeooo:rsid="004923f0"/>
    </style:style>
    <style:style style:name="T46" style:family="text">
      <style:text-properties officeooo:rsid="004d6524"/>
    </style:style>
    <style:style style:name="T47" style:family="text">
      <style:text-properties officeooo:rsid="004e80eb"/>
    </style:style>
    <style:style style:name="T48" style:family="text">
      <style:text-properties officeooo:rsid="0055ce8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officeooo:rsid="005709fb"/>
    </style:style>
    <style:style style:name="T51" style:family="text">
      <style:text-properties style:text-line-through-style="none" style:text-line-through-type="none" fo:font-weight="normal" style:font-weight-asian="normal" style:font-weight-complex="normal"/>
    </style:style>
    <style:style style:name="T52" style:family="text">
      <style:text-properties style:text-line-through-style="none" style:text-line-through-type="none" fo:font-weight="normal" officeooo:rsid="005709fb" style:font-weight-asian="normal" style:font-weight-complex="normal"/>
    </style:style>
    <style:style style:name="T53" style:family="text">
      <style:text-properties officeooo:rsid="005939e8"/>
    </style:style>
    <style:style style:name="T54" style:family="text">
      <style:text-properties officeooo:rsid="0062e618"/>
    </style:style>
    <style:style style:name="T55" style:family="text">
      <style:text-properties officeooo:rsid="0063943a"/>
    </style:style>
    <style:style style:name="T56" style:family="text">
      <style:text-properties officeooo:rsid="006504fe"/>
    </style:style>
    <style:style style:name="T57" style:family="text">
      <style:text-properties officeooo:rsid="0066067e"/>
    </style:style>
    <style:style style:name="T58" style:family="text">
      <style:text-properties officeooo:rsid="006793c8"/>
    </style:style>
    <style:style style:name="T59" style:family="text">
      <style:text-properties officeooo:rsid="0068586b"/>
    </style:style>
    <style:style style:name="T60" style:family="text">
      <style:text-properties fo:font-size="14pt" officeooo:rsid="0068586b" style:font-size-asian="14pt" style:font-size-complex="14pt"/>
    </style:style>
    <style:style style:name="T61" style:family="text">
      <style:text-properties fo:font-size="12pt" officeooo:rsid="0068586b" style:font-size-asian="10.5pt" style:font-size-complex="12pt"/>
    </style:style>
    <style:style style:name="T62" style:family="text">
      <style:text-properties officeooo:rsid="00693d0c"/>
    </style:style>
    <style:style style:name="T63" style:family="text">
      <style:text-properties officeooo:rsid="006b2330"/>
    </style:style>
    <style:style style:name="T64" style:family="text">
      <style:text-properties officeooo:rsid="006ca44f"/>
    </style:style>
    <style:style style:name="T65" style:family="text">
      <style:text-properties officeooo:rsid="006cafe7"/>
    </style:style>
    <style:style style:name="T66" style:family="text">
      <style:text-properties officeooo:rsid="006e3837"/>
    </style:style>
    <style:style style:name="T67" style:family="text">
      <style:text-properties officeooo:rsid="00732b3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WORLD’S MOST ADVANCED OPEN SOURCE <text:span text:style-name="T48">object-</text:span>RELATIONAL DATABASE</text:p>
      <text:p text:style-name="P11">________________________________________________________________________________</text:p>
      <text:p text:style-name="P37">Applications &amp; Tools:</text:p>
      <text:p text:style-name="P50">PGAdmin 4 <text:s/>(PostgreSQL GUI)</text:p>
      <text:p text:style-name="P35"><text:span text:style-name="T21">Dummy &amp; Random Data Generator Tool:</text:span> <text:a xlink:type="simple" xlink:href="https://www.mockaroo.com/" text:style-name="Internet_20_link" text:visited-style-name="Visited_20_Internet_20_Link">https://www.mockaroo.com/</text:a></text:p>
      <text:p text:style-name="P11">________________________________________________________________________________</text:p>
      <text:p text:style-name="P36"/>
      <text:p text:style-name="P2">Install Postgre on linux</text:p>
      <text:p text:style-name="P2"/>
      <text:p text:style-name="P1"><text:tab/>1. sudo apt-get update</text:p>
      <text:p text:style-name="P1"><text:tab/>2. sudo apt-get upgrade</text:p>
      <text:p text:style-name="P1"><text:tab/>3. sudo apt-get install postg<text:span text:style-name="T2">re</text:span>sql postgresql-contrib<text:line-break/></text:p>
      <text:p text:style-name="P1">________________________________________________________________________________</text:p>
      <text:p text:style-name="P5"/>
      <text:p text:style-name="P3">Start PostgreSQL CLI</text:p>
      <text:list xml:id="list3071308653" text:style-name="L1">
        <text:list-item>
          <text:p text:style-name="P9">service postgresql status <text:s/>//running status of PostgreSQL</text:p>
        </text:list-item>
        <text:list-item>
          <text:p text:style-name="P9">sudo su postgres <text:s text:c="7"/>//login as postgres user</text:p>
        </text:list-item>
        <text:list-item>
          <text:p text:style-name="P12">psql <text:s text:c="3"/>//start PostgreSQL cli in Terminal</text:p>
        </text:list-item>
        <text:list-item>
          <text:p text:style-name="P16">\q <text:s text:c="7"/>//to exit <text:span text:style-name="T1">PostgreSQL cli</text:span></text:p>
        </text:list-item>
      </text:list>
      <text:p text:style-name="P6"><text:s/>_______________________________________________________________________________</text:p>
      <text:list xml:id="list172555660981833" text:continue-numbering="true" text:style-name="L1">
        <text:list-header>
          <text:p text:style-name="P13"/>
        </text:list-header>
      </text:list>
      <text:p text:style-name="P4">In PostgreSQL CLI <text:s text:c="12"/><text:span text:style-name="T4">(</text:span><text:span text:style-name="T1">psql <text:s text:c="3"/>//start PostgreSQL cli in Terminal</text:span><text:span text:style-name="T4">)</text:span></text:p>
      <text:list xml:id="list172555391651780" text:continue-numbering="true" text:style-name="L1">
        <text:list-item>
          <text:p text:style-name="P10">\l <text:s/>(small L) <text:s text:c="2"/>//list of databases</text:p>
        </text:list-item>
        <text:list-item>
          <text:p text:style-name="P17">\du <text:s text:c="3"/>//list of users of PSQL DBMS</text:p>
        </text:list-item>
        <text:list-item>
          <text:p text:style-name="P18">CREATE DATABASE test ;</text:p>
        </text:list-item>
        <text:list-item>
          <text:p text:style-name="P18">DROP DATABASE test ;</text:p>
        </text:list-item>
        <text:list-item>
          <text:p text:style-name="P18"/>
        </text:list-item>
        <text:list-item>
          <text:p text:style-name="P19">ALTER USER postgres PASSWORD 'admin'; <text:s text:c="5"/><text:span text:style-name="T3">\\ to alter password of a user</text:span></text:p>
        </text:list-item>
        <text:list-item>
          <text:p text:style-name="P20">\c test <text:s text:c="8"/>//to connect to a database;</text:p>
        </text:list-item>
        <text:list-item>
          <text:p text:style-name="P20"/>
        </text:list-item>
      </text:list>
      <text:p text:style-name="P14">________________________________________________________________________________<text:line-break/></text:p>
      <text:p text:style-name="P26">Connect to database (after loging as sudo su postgre)</text:p>
      <text:p text:style-name="P26"/>
      <text:p text:style-name="P49">psql --help</text:p>
      <text:p text:style-name="P26">Default Hostname: <text:span text:style-name="T21">"/var/run/postgresql"</text:span></text:p>
      <text:p text:style-name="P26">Default Port: <text:span text:style-name="T21">"5432"</text:span></text:p>
      <text:p text:style-name="P26">Default Username: <text:span text:style-name="T21">"postgres"</text:span></text:p>
      <text:p text:style-name="P52">-Default Password- <text:span text:style-name="T49"><text:s/></text:span><text:span text:style-name="T52">I had set my postgresql password admin</text:span></text:p>
      <text:p text:style-name="P52"><text:span text:style-name="T52"/></text:p>
      <text:p text:style-name="P29"><text:span text:style-name="T50">C</text:span><text:span text:style-name="T49">MD: <text:s/></text:span><text:span text:style-name="T51">psql -h localhost -p 5432 -U postgres DB_name</text:span></text:p>
      <text:p text:style-name="P27"><text:span text:style-name="T53">Exit: \q</text:span></text:p>
      <text:p text:style-name="P30">or</text:p>
      <text:p text:style-name="P28"><text:span text:style-name="T30">\l</text:span></text:p>
      <text:p text:style-name="P30"><text:span text:style-name="T30">\</text:span><text:span text:style-name="T21">c DB_name</text:span></text:p>
      <text:p text:style-name="P28"/>
      <text:p text:style-name="P15">________________________________________________________________________________<text:line-break/></text:p>
      <text:p text:style-name="P8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31"/>
      <text:list xml:id="list328177873" text:style-name="L2">
        <text:list-item>
          <text:p text:style-name="P41"><text:soft-page-break/><text:span text:style-name="T38">CREATE</text:span> <text:span text:style-name="T38">TABLE</text:span> <text:span text:style-name="T38">e</text:span>mployee(<text:line-break/><text:tab/><text:span text:style-name="T54">id BIGSERIAL </text:span><text:span text:style-name="T16">NOT NULL PRIMARY KEY,</text:span><text:line-break/><text:tab/><text:span text:style-name="T54">age</text:span> <text:span text:style-name="T54">INT </text:span><text:span text:style-name="T16">NOT NULL</text:span>,<text:line-break/><text:tab/><text:span text:style-name="T54">full_</text:span>name <text:span text:style-name="T54">VARCHA</text:span>R<text:span text:style-name="T54">(6</text:span>0) <text:span text:style-name="T16">NOT NULL</text:span>,<text:line-break/><text:tab/><text:span text:style-name="T54">gender VARCHAR(7) </text:span><text:span text:style-name="T16">NOT NULL</text:span><text:span text:style-name="T54">,<text:line-break/></text:span><text:tab/><text:span text:style-name="T54">dob DATE </text:span><text:span text:style-name="T16">NOT NULL</text:span><text:span text:style-name="T54">,</text:span><text:line-break/>); <text:line-break/><text:span text:style-name="T55">BIGSERIAL == </text:span><text:span text:style-name="T56">BIGINT</text:span><text:span text:style-name="T55"> it increment by themselves. </text:span><text:s/><text:line-break/></text:p>
        </text:list-item>
        <text:list-item>
          <text:p text:style-name="P40">\d employee; <text:s text:c="4"/>//structure of table<text:line-break/><text:span text:style-name="T8">in pgadmin: </text:span><text:span text:style-name="T19">Servers-&gt; learn-&gt;db_name-&gt;Schemas-&gt;public-&gt;Tables<text:line-break/></text:span></text:p>
        </text:list-item>
        <text:list-item>
          <text:p text:style-name="P38"><text:span text:style-name="T22">DROP</text:span><text:span text:style-name="T23"> </text:span><text:span text:style-name="T22">TABLE</text:span><text:span text:style-name="T23"> table_name;</text:span></text:p>
          <text:p text:style-name="P42"/>
        </text:list-item>
        <text:list-item>
          <text:p text:style-name="P46">INSERT INTO table_name(col1,col2,...) VALUES(102, ’val2’ , ....) ;<text:line-break/>INSERT INTO table_name VALUES(102, ’val2’ , ...., ‘<text:span text:style-name="T20">valn’</text:span>) ; <text:s/>//<text:span text:style-name="T20">no need to mention col_name if we are inserting in all colmns;<text:line-break/></text:span><text:span text:style-name="T57">EX:</text:span><text:span text:style-name="T17"> INSERT INTO </text:span><text:span text:style-name="T57">person (first_name,last_name,gender, dob) </text:span><text:span text:style-name="T17">VALUES </text:span><text:span text:style-name="T57">(‘Anne’, ‘Smith’,</text:span><text:span text:style-name="T17"> </text:span><text:span text:style-name="T57">DATE ‘1988-01-09’)</text:span><text:span text:style-name="T17"> ;</text:span></text:p>
          <text:p text:style-name="P46"><text:s/></text:p>
        </text:list-item>
        <text:list-item>
          <text:p text:style-name="P43"><text:span text:style-name="T38">SELECT </text:span><text:span text:style-name="T10">*</text:span><text:span text:style-name="T38"> </text:span><text:span text:style-name="T39">FROM table_name;<text:line-break/></text:span><text:span text:style-name="T38">SELECT </text:span><text:span text:style-name="T39">col1, col2</text:span><text:span text:style-name="T38"> </text:span><text:span text:style-name="T39">FROM table_name;</text:span></text:p>
          <text:p text:style-name="P44"><text:span text:style-name="T38">SELECT </text:span><text:span text:style-name="T9">DISTINCT</text:span><text:span text:style-name="T40"> col1, col2</text:span><text:span text:style-name="T38"> </text:span><text:span text:style-name="T39">FROM table_name;</text:span></text:p>
          <text:p text:style-name="P44"/>
        </text:list-item>
        <text:list-item>
          <text:p text:style-name="P47"><text:s/><text:span text:style-name="T38">SELECT </text:span><text:span text:style-name="T9">DISTINCT</text:span><text:span text:style-name="T40"> col1, col2</text:span><text:span text:style-name="T38"> </text:span><text:span text:style-name="T39">FROM table_name </text:span><text:span text:style-name="T5">WHERE </text:span>col1=’fdddff’<text:span text:style-name="T39">;</text:span></text:p>
        </text:list-item>
        <text:list-item>
          <text:p text:style-name="P47"><text:s/><text:span text:style-name="T11">AND</text:span><text:span text:style-name="T41"> || </text:span><text:span text:style-name="T11">OR</text:span><text:span text:style-name="T41"> || </text:span><text:span text:style-name="T11">ORDER BY <text:s/></text:span><text:span text:style-name="T41">col_name </text:span><text:span text:style-name="T58">| col1, col2 |</text:span><text:span text:style-name="T11"> ASC </text:span><text:span text:style-name="T41">(default)</text:span><text:span text:style-name="T11"> | DESC</text:span><text:span text:style-name="T41"> </text:span></text:p>
        </text:list-item>
        <text:list-item>
          <text:p text:style-name="P47"><text:s/><text:span text:style-name="T12">LIMIT</text:span><text:span text:style-name="T42"> 9 </text:span><text:span text:style-name="T43">| 2*3-1</text:span><text:span text:style-name="T42">;<text:line-break/></text:span></text:p>
        </text:list-item>
        <text:list-item>
          <text:p text:style-name="P47"><text:s/><text:span text:style-name="T13">UPDATE</text:span><text:span text:style-name="T44"> table_name </text:span><text:span text:style-name="T13">SET</text:span><text:span text:style-name="T44"> col_name = ‘new updated val’ </text:span><text:span text:style-name="T13">WHERE</text:span><text:span text:style-name="T44"> col_name2 = ‘val to search’ </text:span><text:span text:style-name="T13">;<text:line-break/></text:span></text:p>
        </text:list-item>
        <text:list-item>
          <text:p text:style-name="P48"><text:s/><text:span text:style-name="T14">DELETE FROM</text:span><text:span text:style-name="T44"> table_name <text:s/></text:span><text:span text:style-name="T13">WHERE</text:span><text:span text:style-name="T44"> col_name2 = ‘val to search’ </text:span><text:span text:style-name="T13">;</text:span></text:p>
        </text:list-item>
        <text:list-item>
          <text:p text:style-name="P21">DROP TABLE<text:span text:style-name="T21"> table_name</text:span>; <text:s/><text:span text:style-name="T25">(erase the table from db + unrestorable + no log is maintained)</text:span></text:p>
        </text:list-item>
        <text:list-item>
          <text:p text:style-name="P22"><text:span text:style-name="T45">TRUNCATE TABLE</text:span><text:span text:style-name="T24"> table_name; <text:s text:c="2"/></text:span><text:span text:style-name="T25">(delete all the records of the data + log is maintained)<text:line-break/></text:span></text:p>
        </text:list-item>
        <text:list-item>
          <text:p text:style-name="P23"><text:span text:style-name="T26">ALTER TABLE:<text:line-break/><text:tab/>ADD NEW COL =&gt;</text:span><text:span text:style-name="T46">ALTER TABLE</text:span><text:span text:style-name="T26"> table_name</text:span><text:span text:style-name="T46"> ADD</text:span><text:span text:style-name="T26"> newcol_name datatype;<text:line-break/><text:tab/>DROP A COL <text:s text:c="4"/>=&gt;</text:span><text:span text:style-name="T46">ALTER TABLE</text:span><text:span text:style-name="T26"> table_name</text:span><text:span text:style-name="T46"> </text:span><text:span text:style-name="T47">DROP</text:span><text:span text:style-name="T26"> col_name;<text:line-break/><text:tab/>MODIFY A COL=&gt;</text:span><text:span text:style-name="T46">ALTER TABLE</text:span><text:span text:style-name="T26"> table_name</text:span><text:span text:style-name="T46"> </text:span><text:span text:style-name="T47">MODIFY</text:span><text:span text:style-name="T26"> col_name </text:span><text:span text:style-name="T27">new</text:span><text:span text:style-name="T26">datatype;<text:line-break/></text:span></text:p>
        </text:list-item>
        <text:list-item>
          <text:p text:style-name="P39"><text:span text:style-name="T29"><text:s/></text:span><text:span text:style-name="T32">WHERE</text:span><text:span text:style-name="T29"> </text:span><text:span text:style-name="T28">col_name</text:span><text:span text:style-name="T29"> </text:span><text:span text:style-name="T15">BETWEEN</text:span><text:span text:style-name="T28"> val1 <text:s/></text:span><text:span text:style-name="T15">AND</text:span><text:span text:style-name="T28"> val2; <text:s text:c="3"/>==== <text:s text:c="2"/>colname</text:span><text:span text:style-name="T15">&gt;=</text:span><text:span text:style-name="T28">val1 </text:span><text:span text:style-name="T15">AND</text:span><text:span text:style-name="T28"> colname</text:span><text:span text:style-name="T15">&lt;=</text:span><text:span text:style-name="T28">val2 </text:span><text:span text:style-name="T15">;</text:span><text:span text:style-name="T28"> <text:s/></text:span></text:p>
        </text:list-item>
        <text:list-item>
          <text:p text:style-name="P21"><text:s/><text:span text:style-name="T31">Comparison Operators: </text:span><text:span text:style-name="T59">Equal to (==): </text:span><text:span text:style-name="T60">= </text:span><text:span text:style-name="T61"><text:s text:c="3"/>, Not Equal to (!=): <text:s/></text:span><text:span text:style-name="T60">&lt;&gt; </text:span><text:span text:style-name="T61">, rest....is same</text:span></text:p>
        </text:list-item>
        <text:list-item>
          <text:p text:style-name="P21"><text:s/><text:span text:style-name="T32">WHERE</text:span><text:span text:style-name="T62"> </text:span><text:span text:style-name="T32">col1 </text:span><text:span text:style-name="T62">IN (</text:span><text:span text:style-name="T32">val1, val2, val3</text:span><text:span text:style-name="T62">);</text:span></text:p>
        </text:list-item>
        <text:list-item>
          <text:p text:style-name="P24"><text:s/><text:span text:style-name="T33">WHERE col1 </text:span><text:span text:style-name="T63">LIKE</text:span><text:span text:style-name="T33"> </text:span><text:span text:style-name="T63">‘</text:span><text:span text:style-name="T33">p</text:span><text:span text:style-name="T63">%’</text:span><text:span text:style-name="T33"> </text:span><text:span text:style-name="T63">; </text:span><text:span text:style-name="T33">OR </text:span><text:span text:style-name="T63">‘_</text:span><text:span text:style-name="T33">p</text:span><text:span text:style-name="T63">’ </text:span><text:span text:style-name="T33"><text:s text:c="4"/>//LIKE is CASE SENSITIVE<text:line-break/></text:span> <text:span text:style-name="T33">WHERE col1 </text:span><text:span text:style-name="T63">ILIKE</text:span><text:span text:style-name="T33"> </text:span><text:span text:style-name="T63">‘</text:span><text:span text:style-name="T33">p</text:span><text:span text:style-name="T63">%’</text:span><text:span text:style-name="T33"> </text:span><text:span text:style-name="T63">; </text:span><text:span text:style-name="T33">OR </text:span><text:span text:style-name="T63">‘_</text:span><text:span text:style-name="T33">p</text:span><text:span text:style-name="T63">’ </text:span><text:span text:style-name="T33"><text:s text:c="3"/>==(LIKE ‘P%’ + LIKE ‘p%) <text:s/>//ILIKE is CASE IN-SENSITIVE<text:line-break/></text:span></text:p>
        </text:list-item>
        <text:list-item>
          <text:p text:style-name="P32">GROUP BY: <text:line-break/><text:span text:style-name="T34">SELECT country, COUNT(*) FROM person </text:span><text:span text:style-name="T64">GROUP BY</text:span><text:span text:style-name="T34"> country ORDER BY country;<text:line-break/></text:span></text:p>
        </text:list-item>
        <text:list-item>
          <text:p text:style-name="P33"><text:soft-page-break/><text:span text:style-name="T65">HAVING: </text:span><text:span text:style-name="T35">(must be after GROUP BY and before ORDER BY)</text:span><text:span text:style-name="T65"><text:line-break/></text:span><text:span text:style-name="T34">SELECT country, COUNT(*) FROM person GROUP BY country</text:span><text:span text:style-name="T64"> </text:span><text:span text:style-name="T66">HAVING</text:span><text:span text:style-name="T36"> COUNT(*) &gt; 40</text:span><text:span text:style-name="T34"> ORDER BY country;<text:line-break/></text:span></text:p>
        </text:list-item>
        <text:list-item>
          <text:p text:style-name="P34"><text:span text:style-name="T37">AGGREGATORS <text:s/>: </text:span><text:span text:style-name="T67">MIN, MAX, COUNT,etc<text:line-break/>MAX:</text:span><text:span text:style-name="T37"> SELECT</text:span><text:span text:style-name="T67"> MAX</text:span><text:span text:style-name="T37">(price) FROM car;</text:span><text:span text:style-name="T64"> <text:line-break/></text:span><text:span text:style-name="T67">MIN:</text:span><text:span text:style-name="T37"> SELECT</text:span><text:span text:style-name="T67"> MIN</text:span><text:span text:style-name="T37">(price) FROM car;<text:line-break/></text:span><text:span text:style-name="T67">AVG:</text:span><text:span text:style-name="T37"> SELECT</text:span><text:span text:style-name="T67"> AVG</text:span><text:span text:style-name="T37">(price) FROM car;<text:line-break/></text:span><text:span text:style-name="T67">ROUND: </text:span><text:span text:style-name="T37">SELECT</text:span><text:span text:style-name="T67"> ROUND(</text:span><text:span text:style-name="T37">AVG(price)</text:span><text:span text:style-name="T67">)</text:span><text:span text:style-name="T37"> FROM car;</text:span></text:p>
          <text:p text:style-name="P51">Eg: <text:span text:style-name="T67">SELECT </text:span>make, <text:span text:style-name="T5">MAX(</text:span>price<text:span text:style-name="T5">)</text:span><text:span text:style-name="T67"> FROM car </text:span>GROUP BY make<text:span text:style-name="T67">;</text:span></text:p>
          <text:p text:style-name="P51"/>
        </text:list-item>
        <text:list-item>
          <text:p text:style-name="P32"><text:span text:style-name="T34"><text:s/></text:span></text:p>
        </text:list-item>
        <text:list-item>
          <text:p text:style-name="P32"><text:span text:style-name="T34"><text:s/></text:span></text:p>
        </text:list-item>
        <text:list-item>
          <text:p text:style-name="P32"><text:span text:style-name="T34"/></text:p>
        </text:list-item>
      </text:list>
      <text:p text:style-name="P7">________________________________________________________________________________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00:06.052170066</meta:creation-date>
    <meta:generator>LibreOffice/7.3.7.2$Linux_X86_64 LibreOffice_project/30$Build-2</meta:generator>
    <dc:date>2023-02-04T17:16:35.823188213</dc:date>
    <meta:editing-duration>PT3H34M36S</meta:editing-duration>
    <meta:editing-cycles>66</meta:editing-cycles>
    <meta:document-statistic meta:table-count="0" meta:image-count="0" meta:object-count="0" meta:page-count="3" meta:paragraph-count="71" meta:word-count="560" meta:character-count="3965" meta:non-whitespace-character-count="3371"/>
  </office:meta>
</office:document-meta>
</file>